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justify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3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4" style:parent-style-name="內文" style:family="paragraph">
      <style:paragraph-properties fo:text-align="justify"/>
      <style:text-properties style:font-name-asian="標楷體"/>
    </style:style>
    <style:style style:name="P5" style:parent-style-name="內文" style:family="paragraph">
      <style:paragraph-properties fo:text-align="justify"/>
      <style:text-properties style:font-name-asian="標楷體"/>
    </style:style>
    <style:style style:name="P6" style:parent-style-name="內文" style:family="paragraph">
      <style:paragraph-properties fo:text-align="justify"/>
    </style:style>
    <style:style style:name="T7" style:parent-style-name="預設段落字型" style:family="text">
      <style:text-properties style:font-name-asian="標楷體"/>
    </style:style>
    <style:style style:name="T8" style:parent-style-name="預設段落字型" style:family="text">
      <style:text-properties style:font-name-asian="標楷體"/>
    </style:style>
    <style:style style:name="T9" style:parent-style-name="預設段落字型" style:family="text">
      <style:text-properties style:font-name-asian="標楷體"/>
    </style:style>
    <style:style style:name="T10" style:parent-style-name="預設段落字型" style:family="text">
      <style:text-properties style:font-name-asian="標楷體"/>
    </style:style>
    <style:style style:name="T11" style:parent-style-name="預設段落字型" style:family="text">
      <style:text-properties style:font-name-asian="標楷體"/>
    </style:style>
    <style:style style:name="T12" style:parent-style-name="預設段落字型" style:family="text">
      <style:text-properties style:font-name-asian="標楷體"/>
    </style:style>
    <style:style style:name="T13" style:parent-style-name="預設段落字型" style:family="text">
      <style:text-properties style:font-name-asian="標楷體"/>
    </style:style>
    <style:style style:name="T14" style:parent-style-name="預設段落字型" style:family="text">
      <style:text-properties style:font-name-asian="標楷體"/>
    </style:style>
    <style:style style:name="T15" style:parent-style-name="預設段落字型" style:family="text">
      <style:text-properties style:font-name-asian="標楷體"/>
    </style:style>
    <style:style style:name="T1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19" style:parent-style-name="內文" style:family="paragraph">
      <style:paragraph-properties fo:text-align="justify"/>
      <style:text-properties style:font-name-asian="標楷體"/>
    </style:style>
    <style:style style:name="P20" style:parent-style-name="內文" style:family="paragraph">
      <style:paragraph-properties fo:text-align="justify" fo:margin-left="1in" fo:text-indent="-1in">
        <style:tab-stops/>
      </style:paragraph-properties>
      <style:text-properties style:font-name-asian="標楷體"/>
    </style:style>
    <style:style style:name="P21" style:parent-style-name="內文" style:family="paragraph">
      <style:paragraph-properties fo:text-align="justify" fo:margin-left="0.8333in">
        <style:tab-stops/>
      </style:paragraph-properties>
    </style:style>
    <style:style style:name="T22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3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4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5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6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7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8" style:parent-style-name="預設段落字型" style:family="text">
      <style:text-properties style:font-name="標楷體" style:font-name-asian="標楷體" style:font-name-complex="標楷體" fo:language="zh" fo:country="TW"/>
    </style:style>
    <style:style style:name="T29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0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1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2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3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4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5" style:parent-style-name="預設段落字型" style:family="text">
      <style:text-properties style:font-name="標楷體" style:font-name-asian="標楷體" style:font-name-complex="標楷體" fo:language="zh" fo:country="TW"/>
    </style:style>
    <style:style style:name="T36" style:parent-style-name="預設段落字型" style:family="text">
      <style:text-properties style:font-name="標楷體" style:font-name-asian="標楷體" style:font-name-complex="標楷體" fo:language="zh" fo:country="TW"/>
    </style:style>
    <style:style style:name="P37" style:parent-style-name="內文" style:family="paragraph">
      <style:paragraph-properties fo:text-align="justify"/>
      <style:text-properties style:font-name-asian="標楷體"/>
    </style:style>
    <style:style style:name="P38" style:parent-style-name="內文" style:family="paragraph">
      <style:paragraph-properties fo:text-align="justify"/>
    </style:style>
    <style:style style:name="T39" style:parent-style-name="預設段落字型" style:family="text">
      <style:text-properties style:font-name-asian="標楷體" fo:font-weight="bold" style:font-weight-asian="bold"/>
    </style:style>
    <style:style style:name="T40" style:parent-style-name="預設段落字型" style:family="text">
      <style:text-properties style:font-name-asian="標楷體" fo:font-weight="bold" style:font-weight-asian="bold"/>
    </style:style>
    <style:style style:name="T41" style:parent-style-name="預設段落字型" style:family="text">
      <style:text-properties style:font-name-asian="標楷體" fo:font-weight="bold" style:font-weight-asian="bold"/>
    </style:style>
    <style:style style:name="T42" style:parent-style-name="預設段落字型" style:family="text">
      <style:text-properties style:font-name-asian="標楷體" fo:font-weight="bold" style:font-weight-asian="bold"/>
    </style:style>
    <style:style style:name="T43" style:parent-style-name="預設段落字型" style:family="text">
      <style:text-properties style:font-name-asian="標楷體" fo:font-weight="bold" style:font-weight-asian="bold"/>
    </style:style>
    <style:style style:name="T44" style:parent-style-name="預設段落字型" style:family="text">
      <style:text-properties style:font-name-asian="標楷體" fo:font-weight="bold" style:font-weight-asian="bold"/>
    </style:style>
    <style:style style:name="T45" style:parent-style-name="預設段落字型" style:family="text">
      <style:text-properties style:font-name="標楷體" style:font-name-asian="標楷體" fo:font-weight="bold" style:font-weight-asian="bold"/>
    </style:style>
    <style:style style:name="T46" style:parent-style-name="預設段落字型" style:family="text">
      <style:text-properties style:font-name-asian="標楷體" fo:font-weight="bold" style:font-weight-asian="bold"/>
    </style:style>
    <style:style style:name="P47" style:parent-style-name="內文" style:family="paragraph">
      <style:paragraph-properties fo:text-align="justify" fo:margin-left="0.9715in" fo:text-indent="-0.5833in">
        <style:tab-stops/>
      </style:paragraph-properties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="標楷體" style:font-name-asian="標楷體"/>
    </style:style>
    <style:style style:name="T53" style:parent-style-name="預設段落字型" style:family="text">
      <style:text-properties style:font-name="標楷體" style:font-name-asian="標楷體"/>
    </style:style>
    <style:style style:name="T54" style:parent-style-name="預設段落字型" style:family="text">
      <style:text-properties style:font-name="標楷體" style:font-name-asian="標楷體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="標楷體" style:font-name-asian="標楷體"/>
    </style:style>
    <style:style style:name="P57" style:parent-style-name="內文" style:family="paragraph">
      <style:paragraph-properties fo:text-align="justify" fo:margin-left="0.9715in" fo:text-indent="-0.5833in">
        <style:tab-stops/>
      </style:paragraph-properties>
      <style:text-properties style:font-name-asian="標楷體"/>
    </style:style>
    <style:style style:name="P58" style:parent-style-name="內文" style:family="paragraph">
      <style:paragraph-properties fo:margin-left="0.3333in">
        <style:tab-stops/>
      </style:paragraph-properties>
      <style:text-properties style:font-name-asian="標楷體"/>
    </style:style>
    <style:style style:name="P59" style:parent-style-name="內文" style:family="paragraph">
      <style:paragraph-properties fo:margin-left="0.3333in">
        <style:tab-stops/>
      </style:paragraph-properties>
      <style:text-properties style:font-name-asian="標楷體"/>
    </style:style>
    <style:style style:name="P60" style:parent-style-name="內文" style:family="paragraph">
      <style:paragraph-properties fo:margin-left="0.3333in">
        <style:tab-stops/>
      </style:paragraph-properties>
      <style:text-properties style:font-name-asian="標楷體"/>
    </style:style>
    <style:style style:name="P61" style:parent-style-name="內文" style:family="paragraph">
      <style:paragraph-properties fo:text-align="justify" fo:margin-left="0.9715in" fo:text-indent="-0.5833in">
        <style:tab-stops/>
      </style:paragraph-properties>
      <style:text-properties style:font-name-asian="標楷體"/>
    </style:style>
    <style:style style:name="P62" style:parent-style-name="內文" style:family="paragraph">
      <style:paragraph-properties fo:text-align="justify" fo:margin-left="0.9416in" fo:text-indent="-0.6083in">
        <style:tab-stops/>
      </style:paragraph-properties>
      <style:text-properties style:font-name-asian="標楷體"/>
    </style:style>
    <style:style style:name="P63" style:parent-style-name="內文" style:family="paragraph">
      <style:paragraph-properties fo:text-align="justify" fo:margin-left="0.9416in" fo:text-indent="-0.6083in">
        <style:tab-stops/>
      </style:paragraph-properties>
      <style:text-properties style:font-name-asian="標楷體"/>
    </style:style>
    <style:style style:name="P64" style:parent-style-name="內文" style:family="paragraph">
      <style:paragraph-properties fo:text-align="justify"/>
      <style:text-properties style:font-name-asian="標楷體"/>
    </style:style>
    <style:style style:name="P65" style:parent-style-name="內文" style:family="paragraph">
      <style:paragraph-properties fo:text-align="justify"/>
      <style:text-properties style:font-name-asian="標楷體"/>
    </style:style>
    <style:style style:name="P66" style:parent-style-name="內文" style:family="paragraph">
      <style:paragraph-properties fo:text-align="justify"/>
      <style:text-properties style:font-name-asian="標楷體"/>
    </style:style>
    <style:style style:name="P67" style:parent-style-name="內文" style:family="paragraph">
      <style:paragraph-properties fo:text-align="justify"/>
      <style:text-properties style:font-name-asian="標楷體"/>
    </style:style>
    <style:style style:name="P68" style:parent-style-name="內文" style:family="paragraph">
      <style:paragraph-properties fo:text-align="justify"/>
      <style:text-properties style:font-name-asian="標楷體"/>
    </style:style>
  </office:automatic-styles>
  <office:body>
    <office:text text:use-soft-page-breaks="true">
      <text:p text:style-name="P1"><text:span text:style-name="T2">『工五館地下室簡易販售部』第一次館務協調會</text:span><text:span text:style-name="T3">會議紀錄</text:span></text:p>
      <text:p text:style-name="P4">一、時<text:s text:c="4"/>間：九十六年十二月五日（星期三）中午十二時十分</text:p>
      <text:p text:style-name="P5">二、地<text:s text:c="4"/>點：工程五館322B室（工學院會議室）</text:p>
      <text:p text:style-name="P6"><text:span text:style-name="T7">三、</text:span><text:span text:style-name="T8">主</text:span><text:span text:style-name="T9"><text:s text:c="4"/></text:span><text:span text:style-name="T10">席：</text:span><text:span text:style-name="T11">傅</text:span><text:span text:style-name="T12">副院長</text:span><text:span text:style-name="T13">武雄</text:span><text:span text:style-name="T14"><text:s text:c="30"/></text:span><text:span text:style-name="T15">核閱：</text:span><text:span text:style-name="T16"><text:s text:c="3"/></text:span><text:span text:style-name="T17"><text:s text:c="7"/></text:span><text:span text:style-name="T18"><text:s text:c="3"/></text:span></text:p>
      <text:p text:style-name="P19">四、紀<text:s text:c="4"/>錄：許富閔</text:p>
      <text:p text:style-name="P20">五、出<text:s text:c="4"/>席：(詳簽到表)</text:p>
      <text:p text:style-name="P21"><text:span text:style-name="T22">張總務長新立、</text:span><text:span text:style-name="T23">傅副院長武雄、奈米所黃所長國華、生科</text:span><text:span text:style-name="T24">系</text:span><text:span text:style-name="T25">林主任志生</text:span><text:span text:style-name="T26">（尤禎祥助理教授代）</text:span><text:span text:style-name="T27">、光電</text:span><text:span text:style-name="T28">系</text:span><text:span text:style-name="T29">黃主任中垚</text:span><text:span text:style-name="T30">（黃淑惠助理代）</text:span><text:span text:style-name="T31">、機械系成主任維華</text:span><text:span text:style-name="T32">（</text:span><text:span text:style-name="T33">傅武雄</text:span><text:span text:style-name="T34">教授代）</text:span><text:span text:style-name="T35">、電控系邱主任俊誠</text:span><text:span text:style-name="T36">、勤務組林組長梅綉、營繕組王組長旭斌（趙振國技正代）</text:span></text:p>
      <text:p text:style-name="P37">六、討論事項：</text:p>
      <text:p text:style-name="P38"><text:span text:style-name="T39"><text:s/>(</text:span><text:span text:style-name="T40">一</text:span><text:span text:style-name="T41">)</text:span><text:span text:style-name="T42">案</text:span><text:span text:style-name="T43"><text:s/></text:span><text:span text:style-name="T44">由：</text:span><text:span text:style-name="T45">工五館各使用單位針對簡易販售部需求之相關事項討論及規劃</text:span><text:span text:style-name="T46">。</text:span></text:p>
      <text:p text:style-name="P47"><text:span text:style-name="T48">說</text:span><text:span text:style-name="T49"><text:s/></text:span><text:span text:style-name="T50">明：</text:span><text:span text:style-name="T51">目前總務處勤務組已完成招商程序，為提供良好服務，廠商須</text:span><text:span text:style-name="T52">確認工學院</text:span><text:span text:style-name="T53">工五館</text:span><text:span text:style-name="T54">使用單位</text:span><text:span text:style-name="T55">之</text:span><text:span text:style-name="T56">需求，俾便後續施工。</text:span></text:p>
      <text:p text:style-name="P57">討論內容：</text:p>
      <text:p text:style-name="P58"><text:s text:c="4"/>(1)<text:s/>簡易販售部位置與範圍。</text:p>
      <text:p text:style-name="P59"><text:s text:c="4"/>(2)<text:s/>經營項目與經營型態。</text:p>
      <text:p text:style-name="P60"><text:s text:c="4"/>(3)<text:s/>相關費用等事宜。</text:p>
      <text:p text:style-name="P61">決<text:s/><text:s text:c="3"/>議：</text:p>
      <text:p text:style-name="P62"><text:s text:c="3"/><text:s/>(1)<text:s/>請廠商先行評估館內各合適地點，並研擬其相關方案優缺點，再行召開館務協調會議討論。</text:p>
      <text:p text:style-name="P63"><text:s text:c="3"/><text:s/>(2)<text:s/>請廠商與營繕組評估給排水及相關設施可行性，若技術上無法克服則建議重新評估或是尋求新的合適地點。</text:p>
      <text:p text:style-name="P64"/>
      <text:p text:style-name="P65">七、臨時動議：無</text:p>
      <text:p text:style-name="P66"/>
      <text:p text:style-name="P67">八、散會：下午一時二十分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7in" fo:margin-bottom="0.7875in" fo:margin-right="0.9847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教育部五年五百億計畫工學院會議議程</dc:title>
    <dc:description/>
    <dc:subject/>
    <meta:initial-creator>user</meta:initial-creator>
    <dc:creator>olddisk</dc:creator>
    <meta:creation-date>2016-07-30T07:53:00Z</meta:creation-date>
    <dc:date>2016-07-30T07:53:00Z</dc:date>
    <meta:print-date>2007-12-06T02:56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87" meta:character-count="585" meta:row-count="4" meta:non-whitespace-character-count="499"/>
  </office:meta>
</office:document-meta>
</file>